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0f63" officeooo:paragraph-rsid="001a0f63"/>
    </style:style>
    <style:style style:name="P2" style:family="paragraph" style:parent-style-name="Standard">
      <style:text-properties officeooo:rsid="001aac9a" officeooo:paragraph-rsid="001aac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linuxdevicedrivercinterviewqs.blogspot.com/" text:style-name="Internet_20_link" text:visited-style-name="Visited_20_Internet_20_Link">http://linuxdevicedrivercinterviewqs.blogspot.com/</text:a></text:p>
      <text:p text:style-name="P1"/>
      <text:p text:style-name="P1"><text:a xlink:type="simple" xlink:href="https://softnautics.sharepoint.com/engineering/software/wiki/PublishingImages/Pages/Advanced%20BSP/Porting%20U-Boot%20and%20Linux%20on%20New%20ARM%20Boards-%20A%20Step-by-Step%20Guide%20-%20Quentin%20Schulz,%20Free%20Electrons/Porting%20U-Boot%20and%20Linux%20on%20New%20ARM%20Boards-%20A%20Step-by-Step%20Guide%20-%20Quentin%20Schulz,%20Free%20Electrons.mp4?cid=5ffdb368-f021-4054-b52a-be642daa3c76" text:style-name="Internet_20_link" text:visited-style-name="Visited_20_Internet_20_Link">https://softnautics.sharepoint.com/engineering/software/wiki/PublishingImages/Pages/Advanced%20BSP/Porting%20U-Boot%20and%20Linux%20on%20New%20ARM%20Boards-%20A%20Step-by-Step%20Guide%20-%20Quentin%20Schulz,%20Free%20Electrons/Porting%20U-Boot%20and%20Linux%20on%20New%20ARM%20Boards-%20A%20Step-by-Step%20Guide%20-%20Quentin%20Schulz,%20Free%20Electrons.mp4?cid=5ffdb368-f021-4054-b52a-be642daa3c76</text:a></text:p>
      <text:p text:style-name="P1"/>
      <text:p text:style-name="P1"><text:a xlink:type="simple" xlink:href="https://www.kernel.org/doc/html/v4.10/process/coding-style.html" text:style-name="Internet_20_link" text:visited-style-name="Visited_20_Internet_20_Link">https://www.kernel.org/doc/html/v4.10/process/coding-style.html</text:a></text:p>
      <text:p text:style-name="P1"/>
      <text:p text:style-name="P2"><text:a xlink:type="simple" xlink:href="http://tldp.org/LDP/lkmpg/2.6/html/" text:style-name="Internet_20_link" text:visited-style-name="Visited_20_Internet_20_Link">http://tldp.org/LDP/lkmpg/2.6/html/</text:a></text:p>
      <text:p text:style-name="P2"/>
      <text:p text:style-name="P2"><text:a xlink:type="simple" xlink:href="https://bitsofcomputer.blogspot.com/2016/03/diffbetuserlevelkernellevelthread.html" text:style-name="Internet_20_link" text:visited-style-name="Visited_20_Internet_20_Link">https://bitsofcomputer.blogspot.com/2016/03/diffbetuserlevelkernellevelthread.html</text:a></text:p>
      <text:p text:style-name="P2"/>
      <text:p text:style-name="P2"><text:a xlink:type="simple" xlink:href="http://cinterviewquestionandanswer.blogspot.com/search/label/I2c%20Driver" text:style-name="Internet_20_link" text:visited-style-name="Visited_20_Internet_20_Link">http://cinterviewquestionandanswer.blogspot.com/search/label/I2c%20Driver</text:a></text:p>
      <text:p text:style-name="P2"/>
      <text:p text:style-name="P2"><text:a xlink:type="simple" xlink:href="http://learnlinuxconcepts.blogspot.com/2014/10/this-blog-is-to-help-those-students-and.html" text:style-name="Internet_20_link" text:visited-style-name="Visited_20_Internet_20_Link">http://learnlinuxconcepts.blogspot.com/2014/10/this-blog-is-to-help-those-students-and.html</text:a></text:p>
      <text:p text:style-name="P2"/>
      <text:p text:style-name="P2"><text:a xlink:type="simple" xlink:href="https://computing.llnl.gov/tutorials/pthreads/" text:style-name="Internet_20_link" text:visited-style-name="Visited_20_Internet_20_Link">https://computing.llnl.gov/tutorials/pthreads/</text:a></text:p>
      <text:p text:style-name="P2"/>
      <text:p text:style-name="P2"><text:a xlink:type="simple" xlink:href="http://embedded-webkit.blogspot.com/2013/04/200-interview-questions-on-drivers-1.html" text:style-name="Internet_20_link" text:visited-style-name="Visited_20_Internet_20_Link">http://embedded-webkit.blogspot.com/2013/04/200-interview-questions-on-drivers-1.html</text:a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5:18:59.918086594</meta:creation-date>
    <dc:date>2019-06-11T15:39:06.885134643</dc:date>
    <meta:editing-duration>PT9M56S</meta:editing-duration>
    <meta:editing-cycles>1</meta:editing-cycles>
    <meta:document-statistic meta:table-count="0" meta:image-count="0" meta:object-count="0" meta:page-count="1" meta:paragraph-count="9" meta:word-count="9" meta:character-count="924" meta:non-whitespace-character-count="924"/>
    <meta:generator>LibreOffice/5.1.6.2$Linux_X86_64 LibreOffice_project/10m0$Build-2</meta:generator>
  </office:meta>
</office:document-meta>
</file>